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24-09-06 19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24-08-06 1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24-07-08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24-06-05 17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24-05-06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24-04-09 16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24-03-01 20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24-01-08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23-12-01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23-11-09 17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23-10-11 17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23-09-01 18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23-08-03 17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23-07-10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23-06-05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23-05-03 1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23-04-11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23-03-08 17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23-02-10 17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23-01-04 20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22-12-06 17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22-11-02 18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22-10-06 17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22-09-06 18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22-08-04 17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22-07-13 17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22-06-07 17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22-05-10 19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22-04-05 17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22-03-04 19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22-02-03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22-01-12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21-12-09 18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21-11-09 19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21-10-06 18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21-09-09 18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21-08-05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21-07-04 18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21-06-07 21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21-05-05 20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21-04-06 19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21-03-11 19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21-02-08 22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21-01-12 22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20-12-04 17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20-11-02 19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20-10-06 22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20-09-11 19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20-08-05 20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20-07-07 21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20-06-08 19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20-05-06 21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20-04-09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20-03-04 21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20-02-07 20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20-01-09 18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9-11-03 16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9-10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9-09-06 19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9-08-06 19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9-07-01 21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9-06-05 19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9-05-06 19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9-04-03 17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9-03-07 21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9-02-06 19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9-01-14 17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8-12-05 21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8-11-01 1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8-10-01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8-09-04 19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8-08-01 19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8-07-02 20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8-06-01 19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8-05-09 19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8-04-02 19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8-03-05 19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8-02-01 21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8-01-02 19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7-12-01 17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7-11-01 19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7-09-05 1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7-08-01 18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7-07-06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7-06-02 1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7-05-02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7-04-05 16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7-03-06 18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7-02-07 20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7-01-05 18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6-12-07 19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6-11-03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6-10-05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6-09-08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6-08-03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6-07-08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6-06-03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6-05-06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6-04-04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6-03-07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6-02-01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6-01-05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5-12-03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5-11-05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5-10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5-09-03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5-08-04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5-07-07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5-06-03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5-05-06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5-03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5-03-04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5-02-04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5-01-06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4-12-04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4-11-05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4-10-08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4-09-04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4-08-06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4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4-06-05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4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4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4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4-02-06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4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3-12-03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3-11-11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3-10-07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3-07-03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3-06-03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3-03-05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3-02-11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3-01-09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2-12-04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2-11-06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2-10-03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2-08-02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2-07-09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2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2-05-08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2-03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2-02-06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2-01-09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1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1-11-02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1-10-10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1-09-06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1-08-01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1-06-28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1-06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1-05-09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1-04-11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1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1-02-04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1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0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0-11-02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0-10-07 14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0-09-13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0-08-03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0-06-28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0-06-03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0-05-06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0-04-12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0-03-10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0-02-09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10-01-11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9-12-02 2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9-11-03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9-10-08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9-08-11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9-07-08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9-06-02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9-05-06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9-04-09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9-03-12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9-02-10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9-01-09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8-12-11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8-11-04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8-10-13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8-09-09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8-08-07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8-07-07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8-06-09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8-05-07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8-04-02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8-03-05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8-02-13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8-01-09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7-12-06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7-11-06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7-10-08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7-09-11 14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7-07-31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7-07-05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7-06-11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7-05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7-04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7-03-07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7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6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6-1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6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6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6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6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6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6-05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6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6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6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6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5-1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5-1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5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5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5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5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5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5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5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5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5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4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4-1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4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4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4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4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4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4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4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4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4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4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3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3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3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3-09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3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3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3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3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3-04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3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3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3-0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2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2-1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2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2-09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2-08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2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2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2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2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2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2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2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1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1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1-10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1-09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1-08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1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1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1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1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1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1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1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0-1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0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0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0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0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0-07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0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0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0-04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0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0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2000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9-1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9-1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9-10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9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9-08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9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9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9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9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9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9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9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8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8-1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8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8-09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8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8-07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8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8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8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8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8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8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7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7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7-10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7-09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7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7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7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7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7-04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7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7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7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6-1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6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6-10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6-09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6-08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6-07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6-06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6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6-04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6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6-0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6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5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5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5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5-09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5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5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5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5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5-04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5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5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5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4-1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4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4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4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4-08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4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4-06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4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4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4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4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4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3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3-1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3-10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3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3-08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3-07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3-06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3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3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3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3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3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2-1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2-1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2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2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2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2-03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2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2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1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1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1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1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1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1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1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1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1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1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0-1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0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0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0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0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0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0-06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0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0-04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0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0-0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90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9-1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9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9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9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9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9-07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9-06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9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9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9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9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8-1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8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8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8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8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8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8-05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8-04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8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8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8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7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7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7-10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7-09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7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7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7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7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7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7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6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6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6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6-09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6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6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6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6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6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6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6-0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5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5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5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5-09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5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5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5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5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5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5-04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5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5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5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4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4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4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4-09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4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4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4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4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4-04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4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4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4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3-1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3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3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3-09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3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3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3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3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3-04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3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3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3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2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2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2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2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2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2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2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2-05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2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2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1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1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1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1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1-08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1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1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1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1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1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1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0-1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0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0-10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0-09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0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0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0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0-05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0-04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0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0-0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80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79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79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79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79-09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79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79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79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79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79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79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78-1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78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78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78-09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78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78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78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78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78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78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77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77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77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77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77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77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77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77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77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77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76-09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76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76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76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76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76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76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76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75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75-09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75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75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75-04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75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74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74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74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74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73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73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69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69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69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69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68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68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68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68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67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67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67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24105553301</text:p>
          </table:table-cell>
          <table:table-cell office:value-type="string" calcext:value-type="string">
            <text:p>1967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79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906" meta:object-count="0"/>
    <meta:user-defined meta:name="AppVersion">3.0</meta:user-defined>
  </office:meta>
</office:document-meta>
</file>